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w" table:style-name="ta1">
        <table:shapes>
          <draw:frame draw:z-index="0" draw:style-name="gr1" draw:text-style-name="P1" svg:width="453.57pt" svg:height="255.26pt" svg:x="427.86pt" svg:y="335.06pt">
            <draw:object draw:notify-on-update-of-ranges="row.H1:row.H1 row.H2:row.H25 row.I1:row.I1 row.I2:row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reated</text:p>
          </table:table-cell>
          <table:table-cell office:value-type="string" calcext:value-type="string">
            <text:p>Not Sent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Sim Time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Avg Interval</text:p>
          </table:table-cell>
          <table:table-cell office:value-type="string" calcext:value-type="string">
            <text:p>Avg Tx Hi</text:p>
          </table:table-cell>
          <table:table-cell office:value-type="string" calcext:value-type="string">
            <text:p>Avg Tx Lo</text:p>
          </table:table-cell>
          <table:table-cell office:value-type="string" calcext:value-type="string">
            <text:p>Delivery Ratio Hi</text:p>
          </table:table-cell>
          <table:table-cell office:value-type="string" calcext:value-type="string">
            <text:p>Delivery Ratio L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1" calcext:value-type="float">
            <text:p>71</text:p>
          </table:table-cell>
          <table:table-cell office:value-type="float" office:value="1124059" calcext:value-type="float">
            <text:p>1124059</text:p>
          </table:table-cell>
          <table:table-cell office:value-type="float" office:value="929" calcext:value-type="float">
            <text:p>929</text:p>
          </table:table-cell>
          <table:table-cell office:value-type="float" office:value="960.83" calcext:value-type="float">
            <text:p>960.83</text:p>
          </table:table-cell>
          <table:table-cell office:value-type="float" office:value="20142.64" calcext:value-type="float">
            <text:p>20142.64</text:p>
          </table:table-cell>
          <table:table-cell office:value-type="float" office:value="197177.47" calcext:value-type="float">
            <text:p>197177.4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32" calcext:value-type="float">
            <text:p>132</text:p>
          </table:table-cell>
          <table:table-cell office:value-type="float" office:value="2107323" calcext:value-type="float">
            <text:p>2107323</text:p>
          </table:table-cell>
          <table:table-cell office:value-type="float" office:value="868" calcext:value-type="float">
            <text:p>868</text:p>
          </table:table-cell>
          <table:table-cell office:value-type="float" office:value="2334.63" calcext:value-type="float">
            <text:p>2334.63</text:p>
          </table:table-cell>
          <table:table-cell office:value-type="float" office:value="18196.77" calcext:value-type="float">
            <text:p>18196.77</text:p>
          </table:table-cell>
          <table:table-cell office:value-type="float" office:value="261007.41" calcext:value-type="float">
            <text:p>261007.41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5" calcext:value-type="float">
            <text:p>195</text:p>
          </table:table-cell>
          <table:table-cell office:value-type="float" office:value="3110904" calcext:value-type="float">
            <text:p>3110904</text:p>
          </table:table-cell>
          <table:table-cell office:value-type="float" office:value="805" calcext:value-type="float">
            <text:p>805</text:p>
          </table:table-cell>
          <table:table-cell office:value-type="float" office:value="2722.52" calcext:value-type="float">
            <text:p>2722.52</text:p>
          </table:table-cell>
          <table:table-cell office:value-type="float" office:value="15963.72" calcext:value-type="float">
            <text:p>15963.72</text:p>
          </table:table-cell>
          <table:table-cell office:value-type="float" office:value="246631.88" calcext:value-type="float">
            <text:p>246631.8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8" calcext:value-type="float">
            <text:p>258</text:p>
          </table:table-cell>
          <table:table-cell office:value-type="float" office:value="4115392" calcext:value-type="float">
            <text:p>4115392</text:p>
          </table:table-cell>
          <table:table-cell office:value-type="float" office:value="742" calcext:value-type="float">
            <text:p>742</text:p>
          </table:table-cell>
          <table:table-cell office:value-type="float" office:value="3837.11" calcext:value-type="float">
            <text:p>3837.11</text:p>
          </table:table-cell>
          <table:table-cell office:value-type="float" office:value="14871.1" calcext:value-type="float">
            <text:p>14871.1</text:p>
          </table:table-cell>
          <table:table-cell office:value-type="float" office:value="242715.58" calcext:value-type="float">
            <text:p>242715.58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21" calcext:value-type="float">
            <text:p>321</text:p>
          </table:table-cell>
          <table:table-cell office:value-type="float" office:value="5113741" calcext:value-type="float">
            <text:p>5113741</text:p>
          </table:table-cell>
          <table:table-cell office:value-type="float" office:value="679" calcext:value-type="float">
            <text:p>679</text:p>
          </table:table-cell>
          <table:table-cell office:value-type="float" office:value="5442.85" calcext:value-type="float">
            <text:p>5442.85</text:p>
          </table:table-cell>
          <table:table-cell office:value-type="float" office:value="14355.81" calcext:value-type="float">
            <text:p>14355.81</text:p>
          </table:table-cell>
          <table:table-cell office:value-type="float" office:value="236831.08" calcext:value-type="float">
            <text:p>236831.08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82" calcext:value-type="float">
            <text:p>382</text:p>
          </table:table-cell>
          <table:table-cell office:value-type="float" office:value="6123706" calcext:value-type="float">
            <text:p>6123706</text:p>
          </table:table-cell>
          <table:table-cell office:value-type="float" office:value="618" calcext:value-type="float">
            <text:p>618</text:p>
          </table:table-cell>
          <table:table-cell office:value-type="float" office:value="6199.78" calcext:value-type="float">
            <text:p>6199.78</text:p>
          </table:table-cell>
          <table:table-cell office:value-type="float" office:value="13300.38" calcext:value-type="float">
            <text:p>13300.38</text:p>
          </table:table-cell>
          <table:table-cell office:value-type="float" office:value="231485.19" calcext:value-type="float">
            <text:p>231485.19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47" calcext:value-type="float">
            <text:p>447</text:p>
          </table:table-cell>
          <table:table-cell office:value-type="float" office:value="7130512" calcext:value-type="float">
            <text:p>7130512</text:p>
          </table:table-cell>
          <table:table-cell office:value-type="float" office:value="553" calcext:value-type="float">
            <text:p>553</text:p>
          </table:table-cell>
          <table:table-cell office:value-type="float" office:value="6788.26" calcext:value-type="float">
            <text:p>6788.26</text:p>
          </table:table-cell>
          <table:table-cell office:value-type="float" office:value="12557.06" calcext:value-type="float">
            <text:p>12557.06</text:p>
          </table:table-cell>
          <table:table-cell office:value-type="float" office:value="240170.5" calcext:value-type="float">
            <text:p>24017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08" calcext:value-type="float">
            <text:p>508</text:p>
          </table:table-cell>
          <table:table-cell office:value-type="float" office:value="8113570" calcext:value-type="float">
            <text:p>8113570</text:p>
          </table:table-cell>
          <table:table-cell office:value-type="float" office:value="492" calcext:value-type="float">
            <text:p>492</text:p>
          </table:table-cell>
          <table:table-cell office:value-type="float" office:value="7802.88" calcext:value-type="float">
            <text:p>7802.88</text:p>
          </table:table-cell>
          <table:table-cell office:value-type="float" office:value="12816.19" calcext:value-type="float">
            <text:p>12816.19</text:p>
          </table:table-cell>
          <table:table-cell office:value-type="float" office:value="210898.8" calcext:value-type="float">
            <text:p>210898.8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72" calcext:value-type="float">
            <text:p>572</text:p>
          </table:table-cell>
          <table:table-cell office:value-type="float" office:value="9124303" calcext:value-type="float">
            <text:p>9124303</text:p>
          </table:table-cell>
          <table:table-cell office:value-type="float" office:value="428" calcext:value-type="float">
            <text:p>428</text:p>
          </table:table-cell>
          <table:table-cell office:value-type="float" office:value="9645.85" calcext:value-type="float">
            <text:p>9645.85</text:p>
          </table:table-cell>
          <table:table-cell office:value-type="float" office:value="11402.25" calcext:value-type="float">
            <text:p>11402.25</text:p>
          </table:table-cell>
          <table:table-cell office:value-type="float" office:value="230314.66" calcext:value-type="float">
            <text:p>230314.66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32" calcext:value-type="float">
            <text:p>632</text:p>
          </table:table-cell>
          <table:table-cell office:value-type="float" office:value="10118819" calcext:value-type="float">
            <text:p>10118819</text:p>
          </table:table-cell>
          <table:table-cell office:value-type="float" office:value="368" calcext:value-type="float">
            <text:p>368</text:p>
          </table:table-cell>
          <table:table-cell office:value-type="float" office:value="10138.15" calcext:value-type="float">
            <text:p>10138.15</text:p>
          </table:table-cell>
          <table:table-cell office:value-type="float" office:value="11173.35" calcext:value-type="float">
            <text:p>11173.35</text:p>
          </table:table-cell>
          <table:table-cell office:value-type="float" office:value="235756.27" calcext:value-type="float">
            <text:p>235756.27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93" calcext:value-type="float">
            <text:p>693</text:p>
          </table:table-cell>
          <table:table-cell office:value-type="float" office:value="11087119" calcext:value-type="float">
            <text:p>11087119</text:p>
          </table:table-cell>
          <table:table-cell office:value-type="float" office:value="307" calcext:value-type="float">
            <text:p>307</text:p>
          </table:table-cell>
          <table:table-cell office:value-type="float" office:value="10750" calcext:value-type="float">
            <text:p>10750</text:p>
          </table:table-cell>
          <table:table-cell office:value-type="float" office:value="10664.44" calcext:value-type="float">
            <text:p>10664.44</text:p>
          </table:table-cell>
          <table:table-cell office:value-type="float" office:value="228450.69" calcext:value-type="float">
            <text:p>22845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60" calcext:value-type="float">
            <text:p>760</text:p>
          </table:table-cell>
          <table:table-cell office:value-type="float" office:value="12133234" calcext:value-type="float">
            <text:p>12133234</text:p>
          </table:table-cell>
          <table:table-cell office:value-type="float" office:value="240" calcext:value-type="float">
            <text:p>240</text:p>
          </table:table-cell>
          <table:table-cell office:value-type="float" office:value="12062.09" calcext:value-type="float">
            <text:p>12062.09</text:p>
          </table:table-cell>
          <table:table-cell office:value-type="float" office:value="10070.84" calcext:value-type="float">
            <text:p>10070.84</text:p>
          </table:table-cell>
          <table:table-cell office:value-type="float" office:value="230838.64" calcext:value-type="float">
            <text:p>230838.64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19" calcext:value-type="float">
            <text:p>819</text:p>
          </table:table-cell>
          <table:table-cell office:value-type="float" office:value="13067811" calcext:value-type="float">
            <text:p>13067811</text:p>
          </table:table-cell>
          <table:table-cell office:value-type="float" office:value="181" calcext:value-type="float">
            <text:p>181</text:p>
          </table:table-cell>
          <table:table-cell office:value-type="float" office:value="12641.8" calcext:value-type="float">
            <text:p>12641.8</text:p>
          </table:table-cell>
          <table:table-cell office:value-type="float" office:value="9568.5" calcext:value-type="float">
            <text:p>9568.5</text:p>
          </table:table-cell>
          <table:table-cell office:value-type="float" office:value="226584.55" calcext:value-type="float">
            <text:p>226584.55</text:p>
          </table:table-cell>
          <table:table-cell table:number-columns-repeated="2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80" calcext:value-type="float">
            <text:p>880</text:p>
          </table:table-cell>
          <table:table-cell office:value-type="float" office:value="14063364" calcext:value-type="float">
            <text:p>14063364</text:p>
          </table:table-cell>
          <table:table-cell office:value-type="float" office:value="120" calcext:value-type="float">
            <text:p>120</text:p>
          </table:table-cell>
          <table:table-cell office:value-type="float" office:value="13816.2" calcext:value-type="float">
            <text:p>13816.2</text:p>
          </table:table-cell>
          <table:table-cell office:value-type="float" office:value="9111.95" calcext:value-type="float">
            <text:p>9111.95</text:p>
          </table:table-cell>
          <table:table-cell office:value-type="float" office:value="225895.19" calcext:value-type="float">
            <text:p>225895.19</text:p>
          </table:table-cell>
          <table:table-cell table:number-columns-repeated="2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41" calcext:value-type="float">
            <text:p>941</text:p>
          </table:table-cell>
          <table:table-cell office:value-type="float" office:value="15068594" calcext:value-type="float">
            <text:p>15068594</text:p>
          </table:table-cell>
          <table:table-cell office:value-type="float" office:value="59" calcext:value-type="float">
            <text:p>59</text:p>
          </table:table-cell>
          <table:table-cell office:value-type="float" office:value="14551.81" calcext:value-type="float">
            <text:p>14551.81</text:p>
          </table:table-cell>
          <table:table-cell office:value-type="float" office:value="8542.92" calcext:value-type="float">
            <text:p>8542.92</text:p>
          </table:table-cell>
          <table:table-cell office:value-type="float" office:value="221033.25" calcext:value-type="float">
            <text:p>221033.25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6010028" calcext:value-type="float">
            <text:p>16010028</text:p>
          </table:table-cell>
          <table:table-cell office:value-type="float" office:value="0" calcext:value-type="float">
            <text:p>0</text:p>
          </table:table-cell>
          <table:table-cell office:value-type="float" office:value="16538.47" calcext:value-type="float">
            <text:p>16538.47</text:p>
          </table:table-cell>
          <table:table-cell office:value-type="float" office:value="8846.99" calcext:value-type="float">
            <text:p>8846.99</text:p>
          </table:table-cell>
          <table:table-cell office:value-type="float" office:value="29241.87" calcext:value-type="float">
            <text:p>29241.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020631" calcext:value-type="float">
            <text:p>17020631</text:p>
          </table:table-cell>
          <table:table-cell office:value-type="float" office:value="0" calcext:value-type="float">
            <text:p>0</text:p>
          </table:table-cell>
          <table:table-cell office:value-type="float" office:value="16714.35" calcext:value-type="float">
            <text:p>16714.35</text:p>
          </table:table-cell>
          <table:table-cell office:value-type="float" office:value="8365.39" calcext:value-type="float">
            <text:p>8365.39</text:p>
          </table:table-cell>
          <table:table-cell office:value-type="float" office:value="8434.73" calcext:value-type="float">
            <text:p>8434.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976775" calcext:value-type="float">
            <text:p>17976775</text:p>
          </table:table-cell>
          <table:table-cell office:value-type="float" office:value="0" calcext:value-type="float">
            <text:p>0</text:p>
          </table:table-cell>
          <table:table-cell office:value-type="float" office:value="18284.71" calcext:value-type="float">
            <text:p>18284.71</text:p>
          </table:table-cell>
          <table:table-cell office:value-type="float" office:value="8331.31" calcext:value-type="float">
            <text:p>8331.31</text:p>
          </table:table-cell>
          <table:table-cell office:value-type="float" office:value="8242.85" calcext:value-type="float">
            <text:p>8242.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8988851" calcext:value-type="float">
            <text:p>18988851</text:p>
          </table:table-cell>
          <table:table-cell office:value-type="float" office:value="0" calcext:value-type="float">
            <text:p>0</text:p>
          </table:table-cell>
          <table:table-cell office:value-type="float" office:value="18406.98" calcext:value-type="float">
            <text:p>18406.98</text:p>
          </table:table-cell>
          <table:table-cell office:value-type="float" office:value="8172.58" calcext:value-type="float">
            <text:p>8172.58</text:p>
          </table:table-cell>
          <table:table-cell office:value-type="float" office:value="8231.55" calcext:value-type="float">
            <text:p>8231.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9995781" calcext:value-type="float">
            <text:p>19995781</text:p>
          </table:table-cell>
          <table:table-cell office:value-type="float" office:value="0" calcext:value-type="float">
            <text:p>0</text:p>
          </table:table-cell>
          <table:table-cell office:value-type="float" office:value="19698.89" calcext:value-type="float">
            <text:p>19698.89</text:p>
          </table:table-cell>
          <table:table-cell office:value-type="float" office:value="8251.26" calcext:value-type="float">
            <text:p>8251.26</text:p>
          </table:table-cell>
          <table:table-cell office:value-type="float" office:value="8245.83" calcext:value-type="float">
            <text:p>8245.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995565" calcext:value-type="float">
            <text:p>20995565</text:p>
          </table:table-cell>
          <table:table-cell office:value-type="float" office:value="0" calcext:value-type="float">
            <text:p>0</text:p>
          </table:table-cell>
          <table:table-cell office:value-type="float" office:value="21127.37" calcext:value-type="float">
            <text:p>21127.37</text:p>
          </table:table-cell>
          <table:table-cell office:value-type="float" office:value="8260.93" calcext:value-type="float">
            <text:p>8260.93</text:p>
          </table:table-cell>
          <table:table-cell office:value-type="float" office:value="8384.86" calcext:value-type="float">
            <text:p>8384.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1970033" calcext:value-type="float">
            <text:p>21970033</text:p>
          </table:table-cell>
          <table:table-cell office:value-type="float" office:value="0" calcext:value-type="float">
            <text:p>0</text:p>
          </table:table-cell>
          <table:table-cell office:value-type="float" office:value="22105.22" calcext:value-type="float">
            <text:p>22105.22</text:p>
          </table:table-cell>
          <table:table-cell office:value-type="float" office:value="8082.74" calcext:value-type="float">
            <text:p>8082.74</text:p>
          </table:table-cell>
          <table:table-cell office:value-type="float" office:value="7983.89" calcext:value-type="float">
            <text:p>7983.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2996051" calcext:value-type="float">
            <text:p>22996051</text:p>
          </table:table-cell>
          <table:table-cell office:value-type="float" office:value="0" calcext:value-type="float">
            <text:p>0</text:p>
          </table:table-cell>
          <table:table-cell office:value-type="float" office:value="23178.32" calcext:value-type="float">
            <text:p>23178.32</text:p>
          </table:table-cell>
          <table:table-cell office:value-type="float" office:value="8006.32" calcext:value-type="float">
            <text:p>8006.32</text:p>
          </table:table-cell>
          <table:table-cell office:value-type="float" office:value="8221.67" calcext:value-type="float">
            <text:p>8221.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947621" calcext:value-type="float">
            <text:p>23947621</text:p>
          </table:table-cell>
          <table:table-cell office:value-type="float" office:value="0" calcext:value-type="float">
            <text:p>0</text:p>
          </table:table-cell>
          <table:table-cell office:value-type="float" office:value="24315.32" calcext:value-type="float">
            <text:p>24315.32</text:p>
          </table:table-cell>
          <table:table-cell office:value-type="float" office:value="8992.11" calcext:value-type="float">
            <text:p>8992.11</text:p>
          </table:table-cell>
          <table:table-cell office:value-type="float" office:value="7480.62" calcext:value-type="float">
            <text:p>7480.6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12:57:12.135491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2T12:59:12.232725188</dc:date>
    <meta:editing-duration>PT6M21S</meta:editing-duration>
    <meta:editing-cycles>2</meta:editing-cycles>
    <meta:generator>LibreOffice/6.0.7.3$Linux_X86_64 LibreOffice_project/00m0$Build-3</meta:generator>
    <meta:document-statistic meta:table-count="1" meta:cell-count="2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07cm" svg:y="3.955cm" style:legend-expansion="high" chart:style-name="ch2"/>
        <chart:plot-area chart:style-name="ch3" table:cell-range-address="row.H1:row.I25" chart:data-source-has-labels="row" svg:x="0.32cm" svg:y="0.18cm" svg:width="12.43cm" svg:height="8.646cm">
          <chartooo:coordinate-region svg:x="1.682cm" svg:y="0.379cm" svg:width="10.88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w.H2:row.H25" chart:label-cell-address="row.H1:row.H1" chart:class="chart:line">
            <chart:data-point chart:repeated="24"/>
          </chart:series>
          <chart:series chart:style-name="ch7" chart:values-cell-range-address="row.I2:row.I25" chart:label-cell-address="row.I1:row.I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x Hi</text:p>
                <draw:g>
                  <svg:desc>row.H1:row.H1</svg:desc>
                </draw:g>
              </table:table-cell>
              <table:table-cell office:value-type="string">
                <text:p>Avg Tx Lo</text:p>
                <draw:g>
                  <svg:desc>row.I1:row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2.64">
                <text:p>20142.64</text:p>
                <draw:g>
                  <svg:desc>row.H2:row.H25</svg:desc>
                </draw:g>
              </table:table-cell>
              <table:table-cell office:value-type="float" office:value="197177.47">
                <text:p>197177.47</text:p>
                <draw:g>
                  <svg:desc>row.I2:row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.77">
                <text:p>18196.77</text:p>
              </table:table-cell>
              <table:table-cell office:value-type="float" office:value="261007.41">
                <text:p>261007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63.72">
                <text:p>15963.72</text:p>
              </table:table-cell>
              <table:table-cell office:value-type="float" office:value="246631.88">
                <text:p>246631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71.1">
                <text:p>14871.1</text:p>
              </table:table-cell>
              <table:table-cell office:value-type="float" office:value="242715.58">
                <text:p>242715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55.81">
                <text:p>14355.81</text:p>
              </table:table-cell>
              <table:table-cell office:value-type="float" office:value="236831.08">
                <text:p>23683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00.38">
                <text:p>13300.38</text:p>
              </table:table-cell>
              <table:table-cell office:value-type="float" office:value="231485.19">
                <text:p>231485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57.06">
                <text:p>12557.06</text:p>
              </table:table-cell>
              <table:table-cell office:value-type="float" office:value="240170.5">
                <text:p>24017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16.19">
                <text:p>12816.19</text:p>
              </table:table-cell>
              <table:table-cell office:value-type="float" office:value="210898.8">
                <text:p>21089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02.25">
                <text:p>11402.25</text:p>
              </table:table-cell>
              <table:table-cell office:value-type="float" office:value="230314.66">
                <text:p>230314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73.35">
                <text:p>11173.35</text:p>
              </table:table-cell>
              <table:table-cell office:value-type="float" office:value="235756.27">
                <text:p>235756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64.44">
                <text:p>10664.44</text:p>
              </table:table-cell>
              <table:table-cell office:value-type="float" office:value="228450.69">
                <text:p>228450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70.84">
                <text:p>10070.84</text:p>
              </table:table-cell>
              <table:table-cell office:value-type="float" office:value="230838.64">
                <text:p>230838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68.5">
                <text:p>9568.5</text:p>
              </table:table-cell>
              <table:table-cell office:value-type="float" office:value="226584.55">
                <text:p>226584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11.95">
                <text:p>9111.95</text:p>
              </table:table-cell>
              <table:table-cell office:value-type="float" office:value="225895.19">
                <text:p>225895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42.92">
                <text:p>8542.92</text:p>
              </table:table-cell>
              <table:table-cell office:value-type="float" office:value="221033.25">
                <text:p>221033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46.99">
                <text:p>8846.99</text:p>
              </table:table-cell>
              <table:table-cell office:value-type="float" office:value="29241.87">
                <text:p>29241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65.39">
                <text:p>8365.39</text:p>
              </table:table-cell>
              <table:table-cell office:value-type="float" office:value="8434.73">
                <text:p>8434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31.31">
                <text:p>8331.31</text:p>
              </table:table-cell>
              <table:table-cell office:value-type="float" office:value="8242.85">
                <text:p>8242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72.58">
                <text:p>8172.58</text:p>
              </table:table-cell>
              <table:table-cell office:value-type="float" office:value="8231.55">
                <text:p>8231.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51.26">
                <text:p>8251.26</text:p>
              </table:table-cell>
              <table:table-cell office:value-type="float" office:value="8245.83">
                <text:p>8245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60.93">
                <text:p>8260.93</text:p>
              </table:table-cell>
              <table:table-cell office:value-type="float" office:value="8384.86">
                <text:p>8384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82.74">
                <text:p>8082.74</text:p>
              </table:table-cell>
              <table:table-cell office:value-type="float" office:value="7983.89">
                <text:p>7983.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06.32">
                <text:p>8006.32</text:p>
              </table:table-cell>
              <table:table-cell office:value-type="float" office:value="8221.67">
                <text:p>8221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92.11">
                <text:p>8992.11</text:p>
              </table:table-cell>
              <table:table-cell office:value-type="float" office:value="7480.62">
                <text:p>7480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